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1815404338116684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28107109034055124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870324003763102507"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139058887369258342"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2051431044022288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50559028474530737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314683626530704173"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72083001310831123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261099" text:continue-list="list3314683626530704173"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69432800940862702"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27474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287409"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272158"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272737"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288307"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229341431340351429"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116113404162711608"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571304468737778943"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8T16:04:57.62</dc:date>
    <dc:creator>James Lombardi</dc:creator>
    <meta:editing-duration>P11DT2H6M6S</meta:editing-duration>
    <meta:editing-cycles>986</meta:editing-cycles>
    <meta:generator>OpenOffice/4.1.2$Win32 OpenOffice.org_project/412m3$Build-9782</meta:generator>
    <meta:document-statistic meta:table-count="0" meta:image-count="9" meta:object-count="0" meta:page-count="109" meta:paragraph-count="3028" meta:word-count="33301" meta:character-count="170359"/>
  </office:meta>
</office:document-meta>
</file>